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 loext:decorative="false"/>
    </style:style>
    <style:style style:name="gr2" style:family="graphic" style:parent-style-name="objectwithoutfill">
      <style:graphic-properties svg:stroke-color="#111111" draw:fill="none" draw:textarea-vertical-align="middle" loext:decorative="fals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3.568cm" fo:min-width="1.745cm" loext:decorative="false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svg:stroke-color="#808080" draw:fill-color="#1c1c1c" draw:textarea-horizontal-align="justify" draw:textarea-vertical-align="middle" draw:auto-grow-height="false" fo:min-height="1.02cm" fo:min-width="3.938cm" loext:decorative="false"/>
    </style:style>
    <style:style style:name="gr6" style:family="graphic" style:parent-style-name="standard">
      <style:graphic-properties svg:stroke-color="#808080" draw:fill-color="#1c1c1c" draw:textarea-horizontal-align="justify" draw:textarea-vertical-align="middle" draw:auto-grow-height="false" fo:min-height="1.02cm" fo:min-width="3.909cm" loext:decorative="false"/>
    </style:style>
    <style:style style:name="gr7" style:family="graphic" style:parent-style-name="objectwithoutfill">
      <style:graphic-properties svg:stroke-color="#55308d" draw:fill="none" draw:textarea-vertical-align="middle" loext:decorative="false"/>
    </style:style>
    <style:style style:name="gr8" style:family="graphic" style:parent-style-name="standard">
      <style:graphic-properties draw:textarea-horizontal-align="center" draw:textarea-vertical-align="middle" loext:decorative="false"/>
    </style:style>
    <style:style style:name="gr9" style:family="graphic" style:parent-style-name="objectwithoutfill">
      <style:graphic-properties svg:stroke-color="#8d281e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1c1c1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78cm" svg:height="4.915cm" svg:x="3.375cm" svg:y="5.914cm" svg:viewBox="0 0 4779 4916" svg:d="M4562 485c-746-881-2001-480-2830 554-776 968-2043 1849-1662 2953 576 1675 2518 654 3692 185 954-381 1098-1490 985-2338v-616l-185-492z">
          <text:p/>
        </draw:path>
        <draw:path draw:style-name="gr2" draw:text-style-name="P1" draw:layer="layout" svg:width="5.258cm" svg:height="4.984cm" svg:x="12.691cm" svg:y="6.83cm" svg:viewBox="0 0 5259 4985" svg:d="M2568 0c-885 270-1839 81-2276 1415-274 835-627 1903 369 2338 1097 479 2217 766 3323 1169 1095 399 1551-1182 1107-2030-425-812-559-1804-1230-2462l-616-61-677-246-123-62z">
          <text:p/>
        </draw:path>
        <draw:custom-shape draw:style-name="gr3" draw:text-style-name="P2" draw:layer="layout" svg:width="3.175cm" svg:height="5.398cm" svg:x="7.35cm" svg:y="11.47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path draw:style-name="gr4" draw:text-style-name="P1" draw:layer="layout" svg:width="2.986cm" svg:height="2.029cm" draw:transform="rotate (-2.35619449019235) translate (7.68097544707289cm 7.49597544707288cm)" svg:viewBox="0 0 2987 2030" svg:d="M1958 2030c467-185 1542-364 740-1348-477-586-1111-1005-1741-348-514 536-702 1084-957 1653">
          <text:p/>
        </draw:path>
        <draw:path draw:style-name="gr4" draw:text-style-name="P1" draw:layer="layout" svg:width="2.004cm" svg:height="3.059cm" draw:transform="rotate (-0.782605636594257) translate (15.2012585090084cm 6.69065931537025cm)" svg:viewBox="0 0 2005 3060" svg:d="M357 15c848-135 1869 672 1605 1440-267 779-1109 1267-1874 1605l-88-1">
          <text:p/>
        </draw:path>
        <draw:custom-shape draw:style-name="gr5" draw:text-style-name="P3" draw:layer="layout" svg:width="4.445cm" svg:height="1.268cm" draw:transform="skewX (0.0567232006898157) rotate (0.0567232006898157) translate (3.864cm 3.79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445cm" svg:height="1.26cm" draw:transform="skewX (-0.126361837844389) rotate (-0.126536370769589) translate (12.43cm 4.492cm)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4.674cm" svg:height="1.647cm" draw:transform="rotate (2.60158778302275) translate (7.33546914752362cm 21.2878798933379cm)" svg:viewBox="0 0 4675 1648" svg:d="M0 1648c1256-4 2442-664 3682-557 797 69 1766-1886 1-718">
          <text:p/>
        </draw:path>
        <draw:connector draw:style-name="gr8" draw:text-style-name="P4" draw:layer="layout" svg:x1="14.152cm" svg:y1="22.766cm" svg:x2="17.598cm" svg:y2="12.244cm" svg:d="M14152 22766v-5261h3446v-5261" svg:viewBox="0 0 3447 10523">
          <text:p/>
        </draw:connector>
        <draw:path draw:style-name="gr4" draw:text-style-name="P1" draw:layer="layout" svg:width="3.056cm" svg:height="1.965cm" draw:transform="skewX (0.831125789799699) rotate (-0.430572726467001) translate (13.065cm 1.059cm)" svg:viewBox="0 0 3057 1966" svg:d="M0 0l1649 393 679 969 729 604">
          <text:p/>
        </draw:path>
        <draw:path draw:style-name="gr4" draw:text-style-name="P1" draw:layer="layout" svg:width="1.416cm" svg:height="1.182cm" draw:transform="rotate (-0.875282619875156) translate (16.875cm 1.059cm)" svg:viewBox="0 0 1417 1183" svg:d="M0 0l765 237 314 583 338 363">
          <text:p/>
        </draw:path>
        <draw:path draw:style-name="gr4" draw:text-style-name="P1" draw:layer="layout" svg:width="4.869cm" svg:height="1.798cm" draw:transform="skewX (1.18717295720654) rotate (-0.225322006432468) translate (7.009cm 1.059cm)" svg:viewBox="0 0 4870 1799" svg:d="M0 0l2628 360 1081 887 1161 552">
          <text:p/>
        </draw:path>
        <draw:path draw:style-name="gr4" draw:text-style-name="P1" draw:layer="layout" svg:width="3.157cm" svg:height="2.122cm" draw:transform="skewX (-0.785921762173047) rotate (0.45256387504213) translate (0.699972004930133cm 2.55988161808765cm)" svg:viewBox="0 0 3158 2123" svg:d="M3158 0l-1704 434-701 1040-753 649">
          <text:p/>
        </draw:path>
        <draw:path draw:style-name="gr4" draw:text-style-name="P1" draw:layer="layout" svg:width="1.582cm" svg:height="1.278cm" draw:transform="skewX (-0.125838239068791) rotate (-1.74864537757312) translate (11.0396308031143cm 1.27973054157691cm)" svg:viewBox="0 0 1583 1279" svg:d="M0 0l854 255 351 631 378 393">
          <text:p/>
        </draw:path>
        <draw:path draw:style-name="gr9" draw:text-style-name="P5" draw:layer="layout" svg:width="2.698cm" svg:height="1.707cm" svg:x="16.081cm" svg:y="25.644cm" svg:viewBox="0 0 2699 1708" svg:d="M822 436c179 175 1139-1092 367 39-187 274-428 713-734 626-208-59-574-785-71-763 353 15 722 92 998 411 377 436 469-401 332-587-334-455-362 503-542 724-425 519 534 127 647 39 390-304 444 441-87 411-1049-59 572-407 630-685 225-1079-130 358-315 470-671 402 622-331 455-274-805 276-503 330-18 333 1072 6-2273 263-1207 97 247-38-464 216-717 235l-333 118-227 58 70 20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10:22:04.817611167</meta:creation-date>
    <dc:date>2025-11-13T10:34:09.292934834</dc:date>
    <meta:editing-duration>PT12M6S</meta:editing-duration>
    <meta:editing-cycles>2</meta:editing-cycles>
    <meta:generator>LibreOffice/24.2.4.2$Linux_X86_64 LibreOffice_project/420$Build-2</meta:generator>
    <meta:document-statistic meta:object-count="15"/>
  </office:meta>
</office:document-meta>
</file>